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8cm"/>
    </style:style>
    <style:style style:name="gr2" style:family="graphic" style:parent-style-name="standard">
      <style:graphic-properties draw:stroke="dash" draw:stroke-dash="Fine_20_Dashed" svg:stroke-color="#000000" draw:fill-color="#dddddd" draw:textarea-horizontal-align="justify" draw:textarea-vertical-align="middle" draw:auto-grow-height="false" fo:min-height="8.05cm" fo:min-width="11.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.7cm"/>
    </style:style>
    <style:style style:name="gr4" style:family="graphic" style:parent-style-name="standard">
      <style:graphic-properties draw:stroke="dash" draw:stroke-dash="Fine_20_Dashed" svg:stroke-color="#000000" draw:fill-color="#dddddd" draw:textarea-horizontal-align="justify" draw:textarea-vertical-align="middle" draw:auto-grow-height="false" fo:min-height="11.65cm" fo:min-width="16.8cm"/>
    </style:style>
    <style:style style:name="gr5" style:family="graphic" style:parent-style-name="standard">
      <style:graphic-properties draw:stroke="dash" draw:stroke-dash="Fine_20_Dashed" svg:stroke-color="#000000" draw:fill-color="#ffffff" draw:opacity="50%" draw:textarea-horizontal-align="justify" draw:textarea-vertical-align="middle" draw:auto-grow-height="false" fo:min-height="0.25cm" fo:min-width="4.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4.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5.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3.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8cm"/>
    </style:style>
    <style:style style:name="gr10" style:family="graphic" style:parent-style-name="standard">
      <style:graphic-properties svg:stroke-color="#000000" draw:marker-start="Diamond_20_unfilled" draw:marker-end="" draw:fill-color="#ffffff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.4cm"/>
    </style:style>
    <style:style style:name="gr12" style:family="graphic" style:parent-style-name="standard">
      <style:graphic-properties svg:stroke-color="#000000" draw:marker-start="Rounded_20_large_20_Arrow" draw:marker-end="" draw:fill-color="#ffffff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4.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.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5.1cm"/>
    </style:style>
    <style:style style:name="gr17" style:family="graphic" style:parent-style-name="standard">
      <style:graphic-properties svg:stroke-color="#000000" draw:marker-start="Rounded_20_large_20_Arrow" draw:fill-color="#ffffff" draw:textarea-vertical-align="middle"/>
    </style:style>
    <style:style style:name="gr18" style:family="graphic" style:parent-style-name="standard">
      <style:graphic-properties svg:stroke-color="#000000" draw:fill-color="#ffffff" draw:textarea-vertical-align="middle"/>
    </style:style>
    <style:style style:name="gr19" style:family="graphic" style:parent-style-name="standard">
      <style:graphic-properties draw:stroke="dash" draw:stroke-dash="Fine_20_Dashed" svg:stroke-color="#000000" draw:marker-end="Short_20_line_20_Arrow" draw:fill-color="#ffffff" draw:textarea-vertical-align="middle"/>
    </style:style>
    <style:style style:name="gr20" style:family="graphic" style:parent-style-name="standard">
      <style:graphic-properties svg:stroke-color="#000000" draw:marker-end="Diamond" draw:fill-color="#ffffff" draw:textarea-vertical-align="middle"/>
    </style:style>
    <style:style style:name="gr21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31.2cm"/>
    </style:style>
    <style:style style:name="gr22" style:family="graphic" style:parent-style-name="objectwithoutfill">
      <style:graphic-properties svg:stroke-color="#a09600" draw:marker-end="Arrow" draw:marker-end-width="0.3cm" draw:fill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3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objectwithoutfill">
      <style:graphic-properties draw:stroke="dash" draw:stroke-dash="Fine_20_Dashed" svg:stroke-color="#0d1f63" draw:marker-end="Short_20_line_20_Arrow" draw:marker-end-width="0.3cm" draw:fill="none" draw:fill-color="#ffffff" draw:textarea-vertical-align="middle"/>
    </style:style>
    <style:style style:name="gr26" style:family="graphic" style:parent-style-name="objectwithoutfill">
      <style:graphic-properties draw:stroke="dash" draw:stroke-dash="Fine_20_Dashed" svg:stroke-color="#000000" draw:marker-end="Short_20_line_20_Arrow" draw:marker-end-width="0.3cm" draw:fill="none" draw:fill-color="#ffffff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4.1cm"/>
    </style:style>
    <style:style style:name="gr28" style:family="graphic" style:parent-style-name="standard">
      <style:graphic-properties draw:stroke="dash" draw:stroke-dash="Fine_20_Dashed" svg:stroke-color="#000000" draw:fill-color="#dddddd" draw:textarea-horizontal-align="justify" draw:textarea-vertical-align="middle" draw:auto-grow-height="false" fo:min-height="0.35cm" fo:min-width="4.6cm"/>
    </style:style>
    <style:style style:name="gr29" style:family="graphic" style:parent-style-name="standard">
      <style:graphic-properties draw:stroke="dash" draw:stroke-dash="Fine_20_Dashed" svg:stroke-color="#000000" draw:fill-color="#dddddd" draw:textarea-horizontal-align="justify" draw:textarea-vertical-align="middle" draw:auto-grow-height="false" fo:min-height="0.35cm" fo:min-width="3.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ff" draw:opacity="50%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-color="#fff9a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color="#a09600" fo:font-size="10pt" style:font-size-asian="10pt" style:font-size-complex="10pt"/>
    </style:style>
    <style:style style:name="P10" style:family="paragraph">
      <loext:graphic-properties draw:fill="none" draw:fill-color="#ffffff"/>
      <style:text-properties fo:color="#a09600"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color="#0d1f63" fo:font-size="10pt" style:font-size-asian="10pt" style:font-size-complex="10pt"/>
    </style:style>
    <style:style style:name="P14" style:family="paragraph">
      <loext:graphic-properties draw:fill="none" draw:fill-color="#ffffff"/>
      <style:text-properties fo:color="#0d1f63" fo:font-size="10pt" style:font-size-asian="10pt" style:font-size-complex="10pt"/>
    </style:style>
    <style:style style:name="P15" style:family="paragraph">
      <style:paragraph-properties fo:text-align="center"/>
      <style:text-properties fo:color="#0d1f63"/>
    </style:style>
    <style:style style:name="P16" style:family="paragraph">
      <loext:graphic-properties draw:fill-color="#ffffff"/>
      <style:paragraph-properties fo:text-align="center"/>
      <style:text-properties fo:color="#0d1f63" fo:font-size="10pt" fo:background-color="#0d1f63" style:font-size-asian="10pt" style:font-size-complex="10pt"/>
    </style:style>
    <style:style style:name="P17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a09600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d1f6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xml:id="id14" draw:id="id14" draw:layer="layout" svg:width="1.3cm" svg:height="0.8cm" svg:x="32.6cm" svg:y="2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2cm" svg:height="8.3cm" svg:x="16.2cm" svg:y="2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0.5cm" svg:x="22.2cm" svg:y="2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3cm" svg:height="11.9cm" svg:x="29.4cm" svg:y="18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7" draw:id="id17" draw:layer="layout" svg:width="5.3cm" svg:height="0.5cm" svg:x="34.9cm" svg:y="2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5" draw:id="id15" draw:layer="layout" svg:width="5.3cm" svg:height="0.5cm" svg:x="39.5cm" svg:y="2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6cm" svg:height="0.5cm" svg:x="30.8cm" svg:y="2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6" draw:id="id16" draw:layer="layout" svg:width="3.8cm" svg:height="0.5cm" svg:x="30cm" svg:y="2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0.5cm" svg:x="22.2cm" svg:y="2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0.5cm" svg:x="20.5cm" svg:y="3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0.5cm" svg:x="24.7cm" svg:y="3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0.5cm" svg:x="17.5cm" svg:y="29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1" draw:id="id1" draw:layer="layout" svg:width="3.3cm" svg:height="0.8cm" svg:x="22cm" svg:y="27cm">
          <text:p text:style-name="P4"><text:span text:style-name="T1">DiningLis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" draw:id="id2" draw:layer="layout" svg:width="3.3cm" svg:height="0.8cm" svg:x="22cm" svg:y="29.9cm">
          <text:p text:style-name="P4"><text:span text:style-name="T1">DiningEntry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3.65cm" svg:y1="27.8cm" svg:x2="23.65cm" svg:y2="29.9cm" draw:start-shape="id1" draw:start-glue-point="2" draw:end-shape="id2" draw:end-glue-point="0" svg:d="M23650 27800v2100" svg:viewBox="0 0 1 2101">
          <text:p/>
        </draw:connector>
        <draw:custom-shape draw:style-name="gr11" draw:text-style-name="P5" xml:id="id3" draw:id="id3" draw:layer="layout" svg:width="3.9cm" svg:height="0.8cm" svg:x="23.9cm" svg:y="32.6cm">
          <text:p text:style-name="P4"><text:span text:style-name="T1">DiningEntryExternal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23.65cm" svg:y1="30.7cm" svg:x2="25.85cm" svg:y2="32.6cm" draw:start-shape="id2" draw:start-glue-point="2" draw:end-shape="id3" draw:end-glue-point="0" svg:d="M23650 30700v950h2200v950" svg:viewBox="0 0 2201 1901">
          <text:p/>
        </draw:connector>
        <draw:custom-shape draw:style-name="gr11" draw:text-style-name="P5" xml:id="id4" draw:id="id4" draw:layer="layout" svg:width="3.9cm" svg:height="0.8cm" svg:x="19.7cm" svg:y="32.6cm">
          <text:p text:style-name="P4"><text:span text:style-name="T1">DiningEntryUser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0.25cm" svg:x1="23.65cm" svg:y1="30.7cm" svg:x2="21.65cm" svg:y2="32.6cm" draw:end-shape="id4" draw:end-glue-point="0" svg:d="M23650 30700v950h-2000v950" svg:viewBox="0 0 2001 1901">
          <text:p/>
        </draw:connector>
        <draw:custom-shape draw:style-name="gr13" draw:text-style-name="P5" xml:id="id13" draw:id="id13" draw:layer="layout" svg:width="4.6cm" svg:height="0.8cm" svg:x="36.3cm" svg:y="18cm">
          <text:p text:style-name="P4"><text:span text:style-name="T1">AbstractTransa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layout" svg:width="5.5cm" svg:height="0.8cm" svg:x="31.4cm" svg:y="21.7cm">
          <text:p text:style-name="P4"><text:span text:style-name="T1">AbstractPendingTransa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6" draw:id="id6" draw:layer="layout" svg:width="5.5cm" svg:height="0.8cm" svg:x="39.2cm" svg:y="21.7cm">
          <text:p text:style-name="P4"><text:span text:style-name="T1">FixedTransa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8" draw:id="id8" draw:layer="layout" svg:width="4.1cm" svg:height="0.8cm" svg:x="29.6cm" svg:y="24.8cm">
          <text:p text:style-name="P4"><text:span text:style-name="T1">PendingTransa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9" draw:id="id9" draw:layer="layout" svg:width="5.6cm" svg:height="0.8cm" svg:x="34.5cm" svg:y="24.8cm">
          <text:p text:style-name="P4"><text:span text:style-name="T1">PendingDiningTransaction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38.6cm" svg:y1="19.7cm" svg:x2="41.95cm" svg:y2="21.7cm" draw:start-shape="id5" draw:start-glue-point="2" draw:end-shape="id6" draw:end-glue-point="0" svg:d="M38600 19700v1000h3350v1000" svg:viewBox="0 0 3351 2001">
          <text:p/>
        </draw:connector>
        <draw:connector draw:style-name="gr17" draw:text-style-name="P1" draw:layer="layout" svg:x1="38.6cm" svg:y1="19.7cm" svg:x2="34.15cm" svg:y2="21.7cm" draw:start-shape="id5" draw:end-shape="id7" svg:d="M38600 19700v1000h-4450v1000" svg:viewBox="0 0 4451 2001">
          <text:p/>
        </draw:connector>
        <draw:connector draw:style-name="gr17" draw:text-style-name="P1" draw:layer="layout" svg:x1="34.15cm" svg:y1="22.5cm" svg:x2="31.65cm" svg:y2="24.8cm" draw:start-shape="id7" draw:start-glue-point="2" draw:end-shape="id8" svg:d="M34150 22500v1150h-2500v1150" svg:viewBox="0 0 2501 2301">
          <text:p/>
        </draw:connector>
        <draw:connector draw:style-name="gr18" draw:text-style-name="P1" draw:layer="layout" svg:x1="34.15cm" svg:y1="22.5cm" svg:x2="37.3cm" svg:y2="24.8cm" draw:start-shape="id7" draw:start-glue-point="2" draw:end-shape="id9" svg:d="M34150 22500v1150h3150v1150" svg:viewBox="0 0 3151 2301">
          <text:p/>
        </draw:connector>
        <draw:custom-shape draw:style-name="gr16" draw:text-style-name="P5" xml:id="id10" draw:id="id10" draw:layer="layout" svg:width="5.6cm" svg:height="0.8cm" svg:x="30.7cm" svg:y="27cm">
          <text:p text:style-name="P4"><text:span text:style-name="T1">PendingDiningListTracker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37.3cm" svg:y1="25.6cm" svg:x2="33.5cm" svg:y2="27cm" draw:start-shape="id9" draw:start-glue-point="2" draw:end-shape="id10" svg:d="M37300 25600v700h-3800v700" svg:viewBox="0 0 3801 1401">
          <text:p/>
        </draw:connector>
        <draw:connector draw:style-name="gr20" draw:text-style-name="P1" draw:layer="layout" svg:x1="25.3cm" svg:y1="27.4cm" svg:x2="30.7cm" svg:y2="27.4cm" draw:start-shape="id1" draw:start-glue-point="1" draw:end-shape="id10" draw:end-glue-point="3" svg:d="M25300 27400h5400" svg:viewBox="0 0 5401 1">
          <text:p/>
        </draw:connector>
        <draw:custom-shape draw:style-name="gr9" draw:text-style-name="P5" xml:id="id11" draw:id="id11" draw:layer="layout" svg:width="3.3cm" svg:height="0.8cm" svg:x="17.3cm" svg:y="29.9cm">
          <text:p text:style-name="P4"><text:span text:style-name="T1">DiningWork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8.95cm" svg:y1="30.7cm" svg:x2="21.65cm" svg:y2="32.6cm" draw:start-shape="id11" draw:start-glue-point="2" draw:end-shape="id4" svg:d="M18950 30700v950h2700v950" svg:viewBox="0 0 2701 1901">
          <text:p/>
        </draw:connector>
        <draw:custom-shape draw:style-name="gr21" draw:text-style-name="P7" xml:id="id12" draw:id="id12" draw:layer="layout" svg:width="31.7cm" svg:height="1cm" svg:x="15.1cm" svg:y="14.1cm">
          <text:p text:style-name="P6">Views</text:p>
          <draw:enhanced-geometry svg:viewBox="0 0 21600 21600" draw:type="rectangle" draw:enhanced-path="M 0 0 L 21600 0 21600 21600 0 21600 0 0 Z N"/>
        </draw:custom-shape>
        <draw:connector draw:style-name="gr22" draw:text-style-name="P8" draw:layer="layout" draw:line-skew="0.45cm" svg:x1="30.95cm" svg:y1="15.1cm" svg:x2="38.6cm" svg:y2="18cm" draw:start-shape="id12" draw:start-glue-point="2" draw:end-shape="id13" draw:end-glue-point="0" svg:d="M30950 15100v1900h7650v1000" svg:viewBox="0 0 7651 2901">
          <text:p/>
        </draw:connector>
        <draw:connector draw:style-name="gr22" draw:text-style-name="P8" draw:layer="layout" draw:line-skew="-4.05cm" svg:x1="30.95cm" svg:y1="15.1cm" svg:x2="23.65cm" svg:y2="27cm" draw:start-shape="id12" draw:start-glue-point="2" draw:end-shape="id1" draw:end-glue-point="0" svg:d="M30950 15100v1900h-7300v10000" svg:viewBox="0 0 7301 11901">
          <text:p/>
        </draw:connector>
        <draw:connector draw:style-name="gr22" draw:text-style-name="P8" draw:layer="layout" draw:line-skew="-5.5cm -0.299cm" svg:x1="30.95cm" svg:y1="15.1cm" svg:x2="22cm" svg:y2="30.3cm" draw:start-shape="id12" draw:start-glue-point="2" draw:end-shape="id2" draw:end-glue-point="3" svg:d="M30950 15100v1900h-9750v13300h800" svg:viewBox="0 0 9751 15201">
          <text:p/>
        </draw:connector>
        <draw:frame draw:style-name="gr23" draw:text-style-name="P10" draw:layer="layout" svg:width="4.1cm" svg:height="0.645cm" svg:x="27.4cm" svg:y="16.4cm">
          <draw:text-box>
            <text:p text:style-name="P9"><text:span text:style-name="T2">Uses functionality of</text:span></text:p>
          </draw:text-box>
        </draw:frame>
        <draw:connector draw:style-name="gr22" draw:text-style-name="P8" draw:layer="layout" draw:line-skew="-5.5cm -0.299cm" svg:x1="30.95cm" svg:y1="15.1cm" svg:x2="22cm" svg:y2="30.3cm" svg:d="M30950 15100v1900h-9750v13300h800" svg:viewBox="0 0 9751 15201">
          <text:p/>
        </draw:connector>
        <draw:frame draw:style-name="gr24" draw:text-style-name="P11" draw:layer="layout" svg:width="0.697cm" svg:height="0.645cm" svg:x="25.2cm" svg:y="27.355cm">
          <draw:text-box>
            <text:p><text:span text:style-name="T3">1</text:span></text:p>
          </draw:text-box>
        </draw:frame>
        <draw:frame draw:style-name="gr24" draw:text-style-name="P11" draw:layer="layout" svg:width="1.086cm" svg:height="0.645cm" svg:x="29.6cm" svg:y="27.355cm">
          <draw:text-box>
            <text:p><text:span text:style-name="T3">0..1</text:span></text:p>
          </draw:text-box>
        </draw:frame>
        <draw:frame draw:style-name="gr23" draw:text-style-name="P11" draw:layer="layout" svg:width="4.1cm" svg:height="0.645cm" svg:x="33.7cm" svg:y="25.755cm">
          <draw:text-box>
            <text:p text:style-name="P12"><text:span text:style-name="T3">Builds data from</text:span></text:p>
          </draw:text-box>
        </draw:frame>
        <draw:connector draw:style-name="gr25" draw:text-style-name="P8" draw:layer="layout" svg:x1="36.3cm" svg:y1="18.4cm" svg:x2="33.25cm" svg:y2="21.7cm" draw:start-shape="id13" draw:start-glue-point="3" draw:end-shape="id14" draw:end-glue-point="0" svg:d="M36300 18400h-3050v3300" svg:viewBox="0 0 3051 3301">
          <text:p/>
        </draw:connector>
        <draw:connector draw:style-name="gr25" draw:text-style-name="P8" draw:layer="layout" svg:x1="40.9cm" svg:y1="18.4cm" svg:x2="42.15cm" svg:y2="21.6cm" draw:start-shape="id13" draw:start-glue-point="1" draw:end-shape="id15" draw:end-glue-point="0" svg:d="M40900 18400h1250v3200" svg:viewBox="0 0 1251 3201">
          <text:p/>
        </draw:connector>
        <draw:connector draw:style-name="gr26" draw:text-style-name="P8" draw:layer="layout" draw:line-skew="-0.3cm" svg:x1="33.25cm" svg:y1="22.5cm" svg:x2="31.9cm" svg:y2="24.7cm" draw:start-shape="id14" draw:start-glue-point="2" draw:end-shape="id16" svg:d="M33250 22500v800h-1350v1400" svg:viewBox="0 0 1351 2201">
          <text:p/>
        </draw:connector>
        <draw:connector draw:style-name="gr25" draw:text-style-name="P8" draw:layer="layout" draw:line-skew="-0.3cm" svg:x1="33.25cm" svg:y1="22.5cm" svg:x2="37.55cm" svg:y2="24.7cm" draw:start-shape="id14" draw:start-glue-point="2" draw:end-shape="id17" draw:end-glue-point="0" svg:d="M33250 22500v800h4300v1400" svg:viewBox="0 0 4301 2201">
          <text:p/>
        </draw:connector>
        <draw:frame draw:style-name="gr23" draw:text-style-name="P14" draw:layer="layout" svg:width="4.1cm" svg:height="0.645cm" svg:x="31.1cm" svg:y="19.355cm">
          <draw:text-box>
            <text:p text:style-name="P13"><text:span text:style-name="T3">Computates with</text:span></text:p>
          </draw:text-box>
        </draw:frame>
        <draw:frame draw:style-name="gr23" draw:text-style-name="P14" draw:layer="layout" svg:width="4.1cm" svg:height="0.645cm" svg:x="34.5cm" svg:y="22.755cm">
          <draw:text-box>
            <text:p text:style-name="P13"><text:span text:style-name="T3">Computates with</text:span></text:p>
          </draw:text-box>
        </draw:frame>
        <draw:frame draw:style-name="gr23" draw:text-style-name="P14" draw:layer="layout" svg:width="4.1cm" svg:height="0.645cm" svg:x="42cm" svg:y="19.255cm">
          <draw:text-box>
            <text:p text:style-name="P13"><text:span text:style-name="T3">Computates with</text:span></text:p>
          </draw:text-box>
        </draw:frame>
        <draw:custom-shape draw:style-name="gr27" draw:text-style-name="P16" xml:id="id5" draw:id="id5" draw:layer="layout" svg:width="4.6cm" svg:height="0.9cm" svg:x="36.3cm" svg:y="18.8cm">
          <text:p text:style-name="P15"><text:span text:style-name="T4">- compute balance</text:span></text:p>
          <text:p text:style-name="P15"><text:span text:style-name="T4">- get transactions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5.1cm" svg:height="0.6cm" svg:x="41.6cm" svg:y="17.7cm">
          <text:p text:style-name="P6"><text:span text:style-name="T1">Creditmanagement</text:span></text:p>
          <draw:enhanced-geometry svg:viewBox="0 0 21600 21600" draw:type="rectangle" draw:enhanced-path="M 0 0 L 21600 0 21600 21600 0 21600 0 0 Z N"/>
        </draw:custom-shape>
        <draw:connector draw:style-name="gr25" draw:text-style-name="P8" draw:layer="layout" draw:line-skew="-0.3cm" svg:x1="33.25cm" svg:y1="22.5cm" svg:x2="31.9cm" svg:y2="24.7cm" svg:d="M33250 22500v800h-1350v1400" svg:viewBox="0 0 1351 2201">
          <text:p/>
        </draw:connector>
        <draw:custom-shape draw:style-name="gr29" draw:text-style-name="P17" draw:layer="layout" svg:width="4.4cm" svg:height="0.6cm" svg:x="24cm" svg:y="25.3cm">
          <text:p text:style-name="P6"><text:span text:style-name="T1">Dini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uter Roos</meta:initial-creator>
    <meta:creation-date>2019-01-26T15:14:23.599000000</meta:creation-date>
    <dc:date>2019-01-26T15:41:36.015000000</dc:date>
    <dc:creator>Wouter Roos</dc:creator>
    <meta:editing-duration>PT5M44S</meta:editing-duration>
    <meta:editing-cycles>1</meta:editing-cycles>
    <meta:document-statistic meta:object-count="53"/>
    <meta:generator>LibreOffice/6.0.1.1$Windows_X86_64 LibreOffice_project/60bfb1526849283ce2491346ed2aa51c465abfe6</meta:generator>
  </office:meta>
</office:document-meta>
</file>